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Merriweather, serif'" style:font-family-asian="'Merriweather, serif'" style:font-family-complex="'Merriweather, serif'" fo:background-color="transparent" fo:color="#33333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fo:color="#21409a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fo:color="#111111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Deployment of Smart Contract on Private Network</text:span></text:p>
      <text:p text:style-name="P2"><text:span text:style-name="T2"/></text:p>
      <text:p text:style-name="P2"><text:span text:style-name="T2"/></text:p>
      <text:p text:style-name="P2"><text:span text:style-name="T3">Instructions for setting up a geth client</text:span></text:p>
      <text:p text:style-name="P2"><text:span text:style-name="T4"/></text:p>
      <text:p text:style-name="P2"><text:span text:style-name="T5">1. In terminal create a new folder<text:s text:c="2"/>named bankPrivateEthereumNetwork</text:span></text:p>
      <text:p text:style-name="P3"><text:span text:style-name="T5"><text:s text:c="2"/></text:span><text:span text:style-name="T6">$ mkdir bankPrivateEthereumNetwork</text:span></text:p>
      <text:p text:style-name="P3"><text:span text:style-name="T7"/></text:p>
      <text:p text:style-name="P4"><text:span text:style-name="T8">2.get inside the folder</text:span></text:p>
      <text:p text:style-name="P5"><text:span text:style-name="T8"><text:s text:c="2"/></text:span><text:span text:style-name="T9">$ cd bankPrivateEthereumNetwork/</text:span></text:p>
      <text:p text:style-name="P5"><text:span text:style-name="T10"/></text:p>
      <text:p text:style-name="P6"><text:span text:style-name="T11">3. Open ant text editor(using sublime) and open the folder</text:span></text:p>
      <text:p text:style-name="P7"><text:span text:style-name="T11">4. create a new file name “Init.json”which<text:s text:c="2"/>has the configuration details of the private blockchain</text:span></text:p>
      <text:p text:style-name="P7"><text:span text:style-name="T12"/></text:p>
      <text:p text:style-name="P8"><text:span text:style-name="T13">5. Type the command in the terminal</text:span></text:p>
      <text:p text:style-name="P9"><text:span text:style-name="T13"><text:s/></text:span><text:span text:style-name="T14">$</text:span><text:span text:style-name="T15"><text:s/></text:span><text:span text:style-name="T16">geth –datadir ./datadir init ./Init.json</text:span></text:p>
      <text:p text:style-name="P9"><text:span text:style-name="T17">6.The above<text:s text:c="2"/>command will create a folder named datadir in the bankprivateethereumnetwork</text:span></text:p>
      <text:p text:style-name="P9"><text:span text:style-name="T18"/></text:p>
      <text:p text:style-name="P9"><text:span text:style-name="T19">7.<text:s text:c="2"/>Type the command in the terminal</text:span></text:p>
      <text:p text:style-name="P9"><text:span text:style-name="T20">$ geth –datadir ./datadir/ --networkid 2020 console</text:span></text:p>
      <text:p text:style-name="P10"><text:span text:style-name="T21">8. The above command will start the network 2020 and have the access to console</text:span></text:p>
      <text:p text:style-name="P10"><text:span text:style-name="T22"/></text:p>
      <text:p text:style-name="P10"><text:span text:style-name="T23">9.Type the command in the terminal : The below command will create the accounts</text:span></text:p>
      <text:p text:style-name="P10"><text:span text:style-name="T23">password should be passed into the account</text:span></text:p>
      <text:p text:style-name="P11"><text:span text:style-name="T24">$ personal.newAccount(‘admin’) </text:span></text:p>
      <text:p text:style-name="P12"><text:span text:style-name="T25">“db20be505da36f03fa5616bef06753c805a68ec9”</text:span></text:p>
      <text:p text:style-name="P13"><text:span text:style-name="T26">$ personal.newAccount(‘bank1’) </text:span></text:p>
      <text:p text:style-name="P14"><text:span text:style-name="T27">“2fe3f781f03b8ead5925953e87e757c854720b05”</text:span></text:p>
      <text:p text:style-name="P14"><text:span text:style-name="T28">$ personal.newAccount(‘bank2’)</text:span><text:span text:style-name="T29"><text:s/></text:span></text:p>
      <text:p text:style-name="P14"><text:span text:style-name="T29">“66313412c6333819699d21f17a2e2cba63a310ce”</text:span></text:p>
      <text:p text:style-name="P15"><text:span text:style-name="T30">$ personal.newAccount(‘bank3’) </text:span></text:p>
      <text:p text:style-name="P16"><text:span text:style-name="T31">"75fae72f699a33f18806336ef1ddb3c5cc9b776a"</text:span></text:p>
      <text:p text:style-name="P17"><text:span text:style-name="T32">$ personal.newAccount(‘bank4’) </text:span></text:p>
      <text:p text:style-name="P18"><text:span text:style-name="T33">"b493aebb21a7ddd64a63ee50c9050e1a29467923"</text:span></text:p>
      <text:p text:style-name="P18"><text:span text:style-name="T34"/></text:p>
      <text:p text:style-name="P18"><text:span text:style-name="T35">Working with Truffle</text:span></text:p>
      <text:p text:style-name="P18"><text:span text:style-name="T36"/></text:p>
      <text:p text:style-name="P18"><text:span text:style-name="T37">10. open the new tab in the terminal and create a new folder</text:span></text:p>
      <text:p text:style-name="P18"><text:span text:style-name="T38">$ mkdir KYC-SC</text:span></text:p>
      <text:p text:style-name="P18"><text:span text:style-name="T38">$ cd KYC-SC</text:span></text:p>
      <text:p text:style-name="P18"><text:span text:style-name="T38">$ truffle init</text:span><text:span text:style-name="T39"/></text:p>
      <text:p text:style-name="P18"><text:span text:style-name="T40"/></text:p>
      <text:p text:style-name="P18"><text:span text:style-name="T41">11. open the folder in the sublime text editor and place the smart contract and make the changes to truffle-config.js as explained in the assignmnt session</text:span></text:p>
      <text:p text:style-name="P18"><text:span text:style-name="T42"/></text:p>
      <text:p text:style-name="P18"><text:span text:style-name="T43">12. get back to the terminal , see that we are in the folder KYC-SC and type</text:span></text:p>
      <text:p text:style-name="P18"><text:span text:style-name="T44">$truffle complie</text:span><text:span text:style-name="T45"/></text:p>
      <text:p text:style-name="P18"><text:span text:style-name="T46"/></text:p>
      <text:p text:style-name="P19"><text:span text:style-name="T47">13.get back to the first tab in the terminal where we are in the bankPrivateEthereumNetwork and run the below command</text:span><text:span text:style-name="T48"><text:s/>to start the network so that we can deploy KYC contract on top of this network.</text:span></text:p>
      <text:p text:style-name="P19"><text:span text:style-name="T49"/></text:p>
      <text:p text:style-name="P19"><text:span text:style-name="T50">$ geth –datadir ./datadir –networkid 2020 –allow-insecure-unlock </text:span></text:p>
      <text:p text:style-name="P19"><text:span text:style-name="T50">&gt; admin.startRPC()</text:span></text:p>
      <text:p text:style-name="P19"><text:span text:style-name="T50">&gt;personal.unlockAccount(‘“db20be505da36f03fa5616bef06753c805a68ec9”,”admin”, 0)</text:span></text:p>
      <text:p text:style-name="P19"><text:span text:style-name="T50">&gt;miner.start()</text:span></text:p>
      <text:p text:style-name="P19"><text:span text:style-name="T51"/></text:p>
      <text:p text:style-name="P19"><text:span text:style-name="T51">14. In the second tab where we are in KYC-SC run the command</text:span></text:p>
      <text:p text:style-name="P19"><text:span text:style-name="T52">$ truffle migrate --network geth</text:span></text:p>
      <text:p text:style-name="P19"><text:span text:style-name="T52"/></text:p>
      <text:p text:style-name="P19"><text:span text:style-name="T53">15. After compilation and deployment, to access console and geth environment run the below command</text:span></text:p>
      <text:p text:style-name="P19"><text:span text:style-name="T54">$ truffle console</text:span></text:p>
      <text:p text:style-name="P19"><text:span text:style-name="T54">$ truffle console --network geth</text:span><text:span text:style-name="T55"/></text:p>
      <text:p text:style-name="P19"><text:span text:style-name="T55"/></text:p>
      <text:p text:style-name="P19"><text:span text:style-name="T55">16.To get the instance of smart contract and access the functions of the smart contract type the below command</text:span></text:p>
      <text:p text:style-name="P19"><text:span text:style-name="T56">truffle(geth) &gt;<text:s text:c="2"/>let kycContract = await KYC.deployed()</text:span></text:p>
      <text:p text:style-name="P19"><text:span text:style-name="T56"/></text:p>
      <text:p text:style-name="P19"><text:span text:style-name="T57">17. To access the functions of the smart contract type type the command and press two tabs</text:span></text:p>
      <text:p text:style-name="P19"><text:span text:style-name="T58">truffle(geth) &gt; kycContract</text:span><text:span text:style-name="T59">.</text:span></text:p>
      <text:p text:style-name="P19"><text:span text:style-name="T59"/></text:p>
      <text:p text:style-name="P19"><text:span text:style-name="T59">18. Finally the specfic function can be accessed by using</text:span></text:p>
      <text:p text:style-name="P19"><text:span text:style-name="T60">truffle(geth)&gt; kycContract.addBank()</text:span></text:p>
      <text:p text:style-name="P19"><text:span text:style-name="T60"><text:s text:c="5"/></text:span></text:p>
      <text:p text:style-name="P19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